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34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/>
          <table:table-cell table:style-name="ce5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6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7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7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7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7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7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7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7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7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7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7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7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7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9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2014-01-05</text:date>, <text:time>21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5T21:55:34.80</dc:date>
    <dc:creator>Lotta Onsö</dc:creator>
    <meta:editing-duration>P3DT4H58M3S</meta:editing-duration>
    <meta:editing-cycles>10</meta:editing-cycles>
    <meta:generator>OpenOffice/4.0.0$Win32 OpenOffice.org_project/400m3$Build-9702</meta:generator>
    <meta:document-statistic meta:table-count="3" meta:cell-count="127" meta:object-count="0"/>
  </office:meta>
</office:document-meta>
</file>